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2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officeooo:rsid="000fdc9d" officeooo:paragraph-rsid="000fdc9d" style:font-name-asian="georgia" style:font-size-asian="11.25pt" style:font-style-asian="normal" style:font-weight-asian="normal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000000" fo:letter-spacing="normal" style:text-underline-style="solid" style:text-underline-width="auto" style:text-underline-color="font-color" style:font-name-asian="verdana" style:font-size-asian="10.5pt" style:font-style-asian="normal" style:font-weight-asian="bold"/>
    </style:style>
    <style:style style:name="T2" style:family="text">
      <style:text-properties fo:font-variant="normal" fo:text-transform="none" fo:color="#000000" fo:letter-spacing="normal" style:font-name-asian="verdana" style:font-size-asian="10.5pt" style:font-style-asian="normal" style:font-weight-asian="bold"/>
    </style:style>
    <style:style style:name="T3" style:family="text">
      <style:text-properties fo:font-variant="normal" fo:text-transform="none" fo:color="#000000" fo:letter-spacing="normal" style:text-underline-style="none" style:font-name-asian="verdana" style:font-size-asian="10.5pt" style:font-style-asian="normal" style:font-weight-asian="bold"/>
    </style:style>
    <style:style style:name="T4" style:family="text">
      <style:text-properties fo:font-variant="normal" fo:text-transform="none" fo:color="#000000" style:font-name="verdana" fo:font-size="10.5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000000" style:font-name="verdana" fo:font-size="10.5pt" fo:letter-spacing="normal" fo:font-style="normal" fo:font-weight="bold"/>
    </style:style>
    <style:style style:name="T6" style:family="text">
      <style:text-properties fo:font-variant="normal" fo:text-transform="none" fo:color="#000000" style:font-name="verdana" fo:font-size="10.5pt" fo:letter-spacing="normal" fo:font-style="normal" style:text-underline-style="none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最小树形图就是一个有向图，从根节点可以到达其他所有节点，而除根节点外的每个节点又有且仅有一个父节点，这样一张边权和最小的图就是最小树形图。最小树形图有它特有的算法，朱刘算法。原理是先对除根节点以外的所有节点先找寻一条最小入边，接着判图中是否有有向环，如果有，将每个环缩成一点，再对这些点重新找最小入边，重复合并操作直至没有环。</text:p>
      <text:p text:style-name="P2">#include&lt;stdio.h&gt;</text:p>
      <text:p text:style-name="P2">#include&lt;string.h&gt;</text:p>
      <text:p text:style-name="P2">const int maxn=1e5+5;</text:p>
      <text:p text:style-name="P2">const int maxm=1e5+5;</text:p>
      <text:p text:style-name="P2">const int INF=0x3f3f3f3f;</text:p>
      <text:p text:style-name="P2">//点数及边数</text:p>
      <text:p text:style-name="P2">int from[maxm],to[maxm],cost[maxm],cntm; <text:s text:c="3"/>//这些是用来存边的</text:p>
      <text:p text:style-name="P2">int pre[maxn],id[maxn],vis[maxn],in[maxn];</text:p>
      <text:p text:style-name="P2">//pre是当前图中某个点所选的入边编号；id是当前图中某个点的编号，同一圈内的编号相同；in是当前图中某个点所选的入边权值</text:p>
      <text:p text:style-name="P2"/>
      <text:p text:style-name="P2">void init(){</text:p>
      <text:p text:style-name="P2"><text:s text:c="4"/>cntm=0;</text:p>
      <text:p text:style-name="P2">}</text:p>
      <text:p text:style-name="P2">void add_mdst(int a,int b,int v){ <text:s text:c="3"/>//加边</text:p>
      <text:p text:style-name="P2"><text:s text:c="4"/>from[cntm]=a;</text:p>
      <text:p text:style-name="P2"><text:s text:c="4"/>to[cntm]=b;</text:p>
      <text:p text:style-name="P2"><text:s text:c="4"/>cost[cntm++]=v;</text:p>
      <text:p text:style-name="P2">}</text:p>
      <text:p text:style-name="P2">int mdst(int s,int n){</text:p>
      <text:p text:style-name="P2"><text:s text:c="4"/>int ans=0,u,v;</text:p>
      <text:p text:style-name="P2"><text:s text:c="4"/>while(1){</text:p>
      <text:p text:style-name="P2"><text:s text:c="8"/>memset(in,0x3f,sizeof(in)); <text:s text:c="7"/>//一开始先将所有点入边权赋为无穷大</text:p>
      <text:p text:style-name="P2"><text:s text:c="8"/>for(int i=0;i&lt;cntm;++i){ <text:s text:c="7"/>//对于每一条边，如果它不在某个圈内，那么就用它来尝试更新点的入边</text:p>
      <text:p text:style-name="P2"><text:s text:c="12"/>if(from[i]!=to[i]&amp;&amp;cost[i]&lt;in[to[i]]){</text:p>
      <text:p text:style-name="P2"><text:s text:c="16"/>pre[to[i]]=from[i];</text:p>
      <text:p text:style-name="P2"><text:s text:c="16"/>in[to[i]]=cost[i];</text:p>
      <text:p text:style-name="P2"><text:s text:c="12"/>}</text:p>
      <text:p text:style-name="P2"><text:s text:c="8"/>}</text:p>
      <text:p text:style-name="P2"><text:s text:c="8"/>for(int i=1;i&lt;=n;++i){ <text:s text:c="11"/>//如果某个非根节点没有最小入边，则没有最小树形图，无解</text:p>
      <text:p text:style-name="P2"><text:s text:c="12"/>if(i!=s&amp;&amp;in[i]==INF){</text:p>
      <text:p text:style-name="P2"><text:s text:c="16"/>return -1;</text:p>
      <text:p text:style-name="P2"><text:s text:c="12"/>}</text:p>
      <text:p text:style-name="P2"><text:s text:c="8"/>}</text:p>
      <text:p text:style-name="P2"><text:s text:c="8"/>int cnt=0; <text:s text:c="23"/>//圈的个数/缩完之后点的总数</text:p>
      <text:p text:style-name="P2"><text:soft-page-break/><text:s text:c="8"/>memset(id,-1,sizeof(id));</text:p>
      <text:p text:style-name="P2"><text:s text:c="8"/>memset(vis,-1,sizeof(vis));</text:p>
      <text:p text:style-name="P2"><text:s text:c="8"/>in[s]=0;</text:p>
      <text:p text:style-name="P2"><text:s text:c="8"/>for(int i=1;i&lt;=n;++i){</text:p>
      <text:p text:style-name="P2"><text:s text:c="12"/>ans+=in[i];</text:p>
      <text:p text:style-name="P2"><text:s text:c="12"/>v=i;</text:p>
      <text:p text:style-name="P2"><text:s text:c="12"/>while(vis[v]!=i&amp;&amp;id[v]==-1&amp;&amp;v!=s){ <text:s text:c="3"/>//将一条链/圈标上同一标记</text:p>
      <text:p text:style-name="P2"><text:s text:c="16"/>vis[v]=i;</text:p>
      <text:p text:style-name="P2"><text:s text:c="16"/>v=pre[v];</text:p>
      <text:p text:style-name="P2"><text:s text:c="12"/>}</text:p>
      <text:p text:style-name="P2"><text:s text:c="12"/>if(v!=s&amp;&amp;id[v]==-1){ <text:s text:c="7"/>//当当前访问的不是长链连到根并且是一个没有标记过的圈，则标记这个圈</text:p>
      <text:p text:style-name="P2"><text:s text:c="16"/>++cnt;</text:p>
      <text:p text:style-name="P2"><text:s text:c="16"/>for(u=pre[v];u!=v;u=pre[u])id[u]=cnt;</text:p>
      <text:p text:style-name="P2"><text:s text:c="16"/>id[v]=cnt;</text:p>
      <text:p text:style-name="P2"><text:s text:c="12"/>}</text:p>
      <text:p text:style-name="P2"><text:s text:c="8"/>}</text:p>
      <text:p text:style-name="P2"><text:s text:c="8"/>if(!cnt)break; <text:s text:c="19"/>//无环，合并过程结束</text:p>
      <text:p text:style-name="P2"><text:s text:c="8"/>for(int i=1;i&lt;=n;++i){ <text:s text:c="11"/>//将剩余点依次标序号</text:p>
      <text:p text:style-name="P2"><text:s text:c="12"/>if(id[i]==-1)id[i]=++cnt;</text:p>
      <text:p text:style-name="P2"><text:s text:c="8"/>}</text:p>
      <text:p text:style-name="P2"><text:s text:c="8"/>for(int i=0;i&lt;cntm;){ <text:s text:c="11"/>//删去圈内的边；由于之前在遍历点的时候将入边权都加上了，所以在新图中将所有边权都减去原入边边权</text:p>
      <text:p text:style-name="P2"><text:s text:c="12"/>v=to[i];</text:p>
      <text:p text:style-name="P2"><text:s text:c="12"/>from[i]=id[from[i]];</text:p>
      <text:p text:style-name="P2"><text:s text:c="12"/>to[i]=id[to[i]];</text:p>
      <text:p text:style-name="P2"><text:s text:c="12"/>if(from[i]!=to[i])cost[i++]-=in[v];</text:p>
      <text:p text:style-name="P2"><text:s text:c="12"/>else{</text:p>
      <text:p text:style-name="P2"><text:s text:c="16"/>--cntm;</text:p>
      <text:p text:style-name="P2"><text:s text:c="16"/>cost[i]=cost[cntm];</text:p>
      <text:p text:style-name="P2"><text:s text:c="16"/>to[i]=to[cntm];</text:p>
      <text:p text:style-name="P2"><text:s text:c="16"/>from[i]=from[cntm];</text:p>
      <text:p text:style-name="P2"><text:s text:c="12"/>}</text:p>
      <text:p text:style-name="P2"><text:s text:c="8"/>}</text:p>
      <text:p text:style-name="P2"><text:s text:c="8"/>n=cnt;</text:p>
      <text:p text:style-name="P2"><text:s text:c="8"/>s=id[s];</text:p>
      <text:p text:style-name="P2"><text:s text:c="4"/>}</text:p>
      <text:p text:style-name="P2"><text:s text:c="4"/>return ans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fo:letter-spacing="normal" style:text-underline-style="non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font-name="verdana" fo:font-size="10.5pt" fo:letter-spacing="normal" fo:font-style="normal" style:text-underline-style="none" fo:font-weight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图论</text:span><text:span text:style-name="MT2">--</text:span><text:span text:style-name="MT1">最小树形图朱刘算法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59:00.956226447</meta:creation-date>
    <dc:date>2015-10-12T23:12:30.75525753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72" meta:word-count="548" meta:character-count="2157" meta:non-whitespace-character-count="1444"/>
  </office:meta>
</office:document-meta>
</file>